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1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ext-properties fo:font-weight="bold" style:font-weight-asian="bold" style:font-weight-complex="bold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Weekly Sal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Seller ID</text:p>
          </table:table-cell>
          <table:table-cell table:style-name="ce4" office:value-type="string" calcext:value-type="string">
            <text:p>Customer ID</text:p>
          </table:table-cell>
          <table:table-cell table:style-name="ce4" office:value-type="string" calcext:value-type="string">
            <text:p>Transaction ID</text:p>
          </table:table-cell>
          <table:table-cell table:style-name="ce4" office:value-type="string" calcext:value-type="string">
            <text:p>Product ID</text:p>
          </table:table-cell>
          <table:table-cell table:style-name="ce5" office:value-type="string" calcext:value-type="string">
            <text:p>Product Price</text:p>
          </table:table-cell>
          <table:table-cell table:style-name="ce4" table:number-columns-repeated="1018"/>
        </table:table-row>
        <table:table-row table:style-name="ro1">
          <table:table-cell table:style-name="ce2" office:value-type="date" office:date-value="2017-10-01" calcext:value-type="date">
            <text:p>01/10/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01/10/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01/10/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date" office:date-value="2017-10-01" calcext:value-type="date">
            <text:p>01/10/20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1" calcext:value-type="date">
            <text:p>01/10/20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2" calcext:value-type="date">
            <text:p>02/10/20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86" calcext:value-type="currency">
            <text:p>£86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3" calcext:value-type="date">
            <text:p>03/10/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125" calcext:value-type="currency">
            <text:p>£12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4" calcext:value-type="date">
            <text:p>04/10/20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25" calcext:value-type="currency">
            <text:p>£2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currency" office:currency="GBP" office:value="95" calcext:value-type="currency">
            <text:p>£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currency" office:currency="GBP" office:value="75" calcext:value-type="currency">
            <text:p>£7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currency" office:currency="GBP" office:value="125" calcext:value-type="currency">
            <text:p>£12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5" calcext:value-type="date">
            <text:p>05/10/20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20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20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20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20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20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6" calcext:value-type="date">
            <text:p>06/10/20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125" calcext:value-type="currency">
            <text:p>£12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86" calcext:value-type="currency">
            <text:p>£86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,0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10-07" calcext:value-type="date">
            <text:p>07/10/20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,00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21:57:38.889463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3:48:37.587000000</meta:creation-date>
    <meta:generator>LibreOffice/5.1.6.2$Linux_X86_64 LibreOffice_project/10m0$Build-2</meta:generator>
    <dc:date>2019-03-24T22:45:40.316170870</dc:date>
    <meta:editing-duration>PT37M22S</meta:editing-duration>
    <meta:editing-cycles>4</meta:editing-cycles>
    <meta:document-statistic meta:table-count="1" meta:cell-count="342" meta:object-count="0"/>
  </office:meta>
</office:document-meta>
</file>